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Write a C++ program that demonstrates exception handling using custom exception classes without inheriting from std::exception. </text:span></text:p>
      <text:p text:style-name="Standard"/>
      <text:p text:style-name="Standard">1. Create a base exception class MathException (without inheriting from std::exception). </text:p>
      <text:p text:style-name="Standard">2. Derive two exception classes: </text:p>
      <text:p text:style-name="Standard">○ DivideByZeroException for division by zero.</text:p>
      <text:p text:style-name="Standard">○ NegativeSquareRootException for taking the square root of a negative number. </text:p>
      <text:p text:style-name="Standard">3. Implement two functions: </text:p>
      <text:p text:style-name="Standard">○ divide(int a, int b): Throws DivideByZeroException if b == 0. </text:p>
      <text:p text:style-name="Standard">○ safeSqrt(double x): Throws NegativeSquareRootException if x &lt; 0. </text:p>
      <text:p text:style-name="Standard">4. Handle exceptions in main() and ensure the program continues execution.</text:p>
      <text:p text:style-name="Standard"/>
      <text:p text:style-name="Standard">#include &lt;iostream&gt;</text:p>
      <text:p text:style-name="Standard">#include &lt;cmath&gt;</text:p>
      <text:p text:style-name="Standard">using namespace std;</text:p>
      <text:p text:style-name="Standard"/>
      <text:p text:style-name="Standard">class MathException {};</text:p>
      <text:p text:style-name="Standard"/>
      <text:p text:style-name="Standard">class DivideByZeroException : public MathException {};</text:p>
      <text:p text:style-name="Standard">class NegativeSquareRootException : public MathException {};</text:p>
      <text:p text:style-name="Standard"/>
      <text:p text:style-name="Standard"><text:soft-page-break/>int divide(int a, int b) {</text:p>
      <text:p text:style-name="Standard"><text:s text:c="4"/>if (b == 0)</text:p>
      <text:p text:style-name="Standard"><text:s text:c="8"/>throw DivideByZeroException();</text:p>
      <text:p text:style-name="Standard"><text:s text:c="4"/>return a / b;</text:p>
      <text:p text:style-name="Standard">}</text:p>
      <text:p text:style-name="Standard"/>
      <text:p text:style-name="Standard">double safeSqrt(double x) {</text:p>
      <text:p text:style-name="Standard"><text:s text:c="4"/>if (x &lt; 0)</text:p>
      <text:p text:style-name="Standard"><text:s text:c="8"/>throw NegativeSquareRootException();</text:p>
      <text:p text:style-name="Standard"><text:s text:c="4"/>return sqrt(x);</text:p>
      <text:p text:style-name="Standard">}</text:p>
      <text:p text:style-name="Standard"/>
      <text:p text:style-name="Standard">int main() {</text:p>
      <text:p text:style-name="Standard"><text:s text:c="4"/>try {</text:p>
      <text:p text:style-name="Standard"><text:s text:c="8"/>cout &lt;&lt; "10 / 2 = " &lt;&lt; divide(10, 2) &lt;&lt; endl;</text:p>
      <text:p text:style-name="Standard"><text:s text:c="8"/>cout &lt;&lt; "Square root of 25 = " &lt;&lt; safeSqrt(25) &lt;&lt; endl;</text:p>
      <text:p text:style-name="Standard"/>
      <text:p text:style-name="Standard"><text:s text:c="8"/>// Test divide by zero</text:p>
      <text:p text:style-name="Standard"><text:s text:c="8"/>cout &lt;&lt; "10 / 0 = " &lt;&lt; divide(10, 0) &lt;&lt; endl;</text:p>
      <text:p text:style-name="Standard"><text:s text:c="4"/>} catch (DivideByZeroException&amp;) {</text:p>
      <text:p text:style-name="Standard"><text:s text:c="8"/>cout &lt;&lt; "Error: Division by zero!" &lt;&lt; endl;</text:p>
      <text:p text:style-name="Standard"><text:soft-page-break/><text:s text:c="4"/>}</text:p>
      <text:p text:style-name="Standard"/>
      <text:p text:style-name="Standard"><text:s text:c="4"/>try {</text:p>
      <text:p text:style-name="Standard"><text:s text:c="8"/>// Test negative square root</text:p>
      <text:p text:style-name="Standard"><text:s text:c="8"/>cout &lt;&lt; "Square root of -9 = " &lt;&lt; safeSqrt(-9) &lt;&lt; endl;</text:p>
      <text:p text:style-name="Standard"><text:s text:c="4"/>} catch (NegativeSquareRootException&amp;) {</text:p>
      <text:p text:style-name="Standard"><text:s text:c="8"/>cout &lt;&lt; "Error: Negative number for square root!" &lt;&lt; endl;</text:p>
      <text:p text:style-name="Standard"><text:s text:c="4"/>}</text:p>
      <text:p text:style-name="Standard"/>
      <text:p text:style-name="Standard"><text:s text:c="4"/>cout &lt;&lt; "Program continues after handling exceptions." &lt;&lt; endl;</text:p>
      <text:p text:style-name="Standard"><text:s text:c="4"/>return 0;</text:p>
      <text:p text:style-name="Standard">}</text:p>
      <text:p text:style-name="Standard"/>
      <text:p text:style-name="Standard"/>
      <text:p text:style-name="Standard"><text:span text:style-name="T1">2.Write a C++ program that simulates a bank account system using custom exception classes without inheriting from std::exception. </text:span></text:p>
      <text:p text:style-name="Standard"/>
      <text:p text:style-name="Standard">1. Create a base exception class BankException (without inheriting from std::exception). </text:p>
      <text:p text:style-name="Standard">2. Derive two exception classes: </text:p>
      <text:p text:style-name="Standard">○ InsufficientFundsException: Thrown when attempting to withdraw more than the available balance. </text:p>
      <text:p text:style-name="Standard">○ NegativeDepositException: Thrown when attempting to deposit a negative amount. </text:p>
      <text:p text:style-name="Standard">3. Implement a BankAccount class with: </text:p>
      <text:p text:style-name="Standard"><text:soft-page-break/>○ deposit(double amount): Throws NegativeDepositException if amount &lt; 0</text:p>
      <text:p text:style-name="Standard">○ withdraw(double amount): Throws InsufficientFundsException if amount &gt; balance. </text:p>
      <text:p text:style-name="Standard">4. Handle exceptions in main() and ensure the program continues execution. </text:p>
      <text:p text:style-name="Standard"/>
      <text:p text:style-name="Standard">#include &lt;iostream&gt;</text:p>
      <text:p text:style-name="Standard">using namespace std;</text:p>
      <text:p text:style-name="Standard"/>
      <text:p text:style-name="Standard">class BankException {};</text:p>
      <text:p text:style-name="Standard"/>
      <text:p text:style-name="Standard">class InsufficientFundsException : public BankException {};</text:p>
      <text:p text:style-name="Standard">class NegativeDepositException : public BankException {};</text:p>
      <text:p text:style-name="Standard"/>
      <text:p text:style-name="Standard">class BankAccount {</text:p>
      <text:p text:style-name="Standard"><text:s text:c="4"/>double balance;</text:p>
      <text:p text:style-name="Standard">public:</text:p>
      <text:p text:style-name="Standard"><text:s text:c="4"/>BankAccount() : balance(0) {}</text:p>
      <text:p text:style-name="Standard"/>
      <text:p text:style-name="Standard"><text:s text:c="4"/>void deposit(double amount) {</text:p>
      <text:p text:style-name="Standard"><text:s text:c="8"/>if (amount &lt; 0)</text:p>
      <text:p text:style-name="Standard"><text:s text:c="12"/>throw NegativeDepositException();</text:p>
      <text:p text:style-name="Standard"><text:s text:c="8"/>balance += amount;</text:p>
      <text:p text:style-name="Standard"><text:soft-page-break/><text:s text:c="4"/>}</text:p>
      <text:p text:style-name="Standard"/>
      <text:p text:style-name="Standard"><text:s text:c="4"/>void withdraw(double amount) {</text:p>
      <text:p text:style-name="Standard"><text:s text:c="8"/>if (amount &gt; balance)</text:p>
      <text:p text:style-name="Standard"><text:s text:c="12"/>throw InsufficientFundsException();</text:p>
      <text:p text:style-name="Standard"><text:s text:c="8"/>balance -= amount;</text:p>
      <text:p text:style-name="Standard"><text:s text:c="4"/>}</text:p>
      <text:p text:style-name="Standard"/>
      <text:p text:style-name="Standard"><text:s text:c="4"/>double getBalance() const {</text:p>
      <text:p text:style-name="Standard"><text:s text:c="8"/>return balance;</text:p>
      <text:p text:style-name="Standard"><text:s text:c="4"/>}</text:p>
      <text:p text:style-name="Standard">};</text:p>
      <text:p text:style-name="Standard"/>
      <text:p text:style-name="Standard">int main() {</text:p>
      <text:p text:style-name="Standard"><text:s text:c="4"/>BankAccount account;</text:p>
      <text:p text:style-name="Standard"/>
      <text:p text:style-name="Standard"><text:s text:c="4"/>try {</text:p>
      <text:p text:style-name="Standard"><text:s text:c="8"/>account.deposit(1000);</text:p>
      <text:p text:style-name="Standard"><text:s text:c="8"/>cout &lt;&lt; "Deposited: $1000" &lt;&lt; endl;</text:p>
      <text:p text:style-name="Standard"/>
      <text:p text:style-name="Standard"><text:s text:c="8"/>account.withdraw(500);</text:p>
      <text:p text:style-name="Standard"><text:soft-page-break/><text:s text:c="8"/>cout &lt;&lt; "Withdrew: $500" &lt;&lt; endl;</text:p>
      <text:p text:style-name="Standard"/>
      <text:p text:style-name="Standard"><text:s text:c="8"/>account.withdraw(600); <text:s/>// Should throw</text:p>
      <text:p text:style-name="Standard"><text:s text:c="4"/>} catch (NegativeDepositException&amp;) {</text:p>
      <text:p text:style-name="Standard"><text:s text:c="8"/>cout &lt;&lt; "Error: Cannot deposit a negative amount." &lt;&lt; endl;</text:p>
      <text:p text:style-name="Standard"><text:s text:c="4"/>} catch (InsufficientFundsException&amp;) {</text:p>
      <text:p text:style-name="Standard"><text:s text:c="8"/>cout &lt;&lt; "Error: Not enough funds to withdraw." &lt;&lt; endl;</text:p>
      <text:p text:style-name="Standard"><text:s text:c="4"/>}</text:p>
      <text:p text:style-name="Standard"/>
      <text:p text:style-name="Standard"><text:s text:c="4"/>cout &lt;&lt; "Final balance: $" &lt;&lt; account.getBalance() &lt;&lt; endl;</text:p>
      <text:p text:style-name="Standard"><text:s text:c="4"/>return 0;</text:p>
      <text:p text:style-name="Standard">}</text:p>
      <text:p text:style-name="Standard"/>
      <text:p text:style-name="Standard"/>
      <text:p text:style-name="Standard"><text:span text:style-name="T1">3.Write a C++ program that manages student grades using exception handling. </text:span></text:p>
      <text:p text:style-name="P1"/>
      <text:p text:style-name="Standard">1. Create a base exception class (GradeException) inheriting from std::exception. </text:p>
      <text:p text:style-name="Standard">2. Derive two exception classes: </text:p>
      <text:p text:style-name="Standard">○ InvalidGradeException: Thrown when a grade is outside the valid range (0-100). </text:p>
      <text:p text:style-name="Standard">○ FailingGradeException: Thrown when a student’s grade is below passing (e.g., &lt; 40). </text:p>
      <text:p text:style-name="Standard">3. Implement a Student class with: </text:p>
      <text:p text:style-name="Standard"><text:soft-page-break/>○ setGrade(int grade): Throws InvalidGradeException if grade &lt; 0 or grade &gt; 100. </text:p>
      <text:p text:style-name="Standard">○ checkPass(): Throws FailingGradeException if grade &lt; 40. </text:p>
      <text:p text:style-name="Standard">4. Handle exceptions in main() and ensure the program continues execution. </text:p>
      <text:p text:style-name="Standard"/>
      <text:p text:style-name="Standard"/>
      <text:p text:style-name="Standard">#include &lt;iostream&gt;</text:p>
      <text:p text:style-name="Standard">#include &lt;exception&gt;</text:p>
      <text:p text:style-name="Standard">using namespace std;</text:p>
      <text:p text:style-name="Standard"/>
      <text:p text:style-name="Standard">class GradeException : public exception {};</text:p>
      <text:p text:style-name="Standard"/>
      <text:p text:style-name="Standard">class InvalidGradeException : public GradeException {};</text:p>
      <text:p text:style-name="Standard">class FailingGradeException : public GradeException {};</text:p>
      <text:p text:style-name="Standard"/>
      <text:p text:style-name="Standard">class Student {</text:p>
      <text:p text:style-name="Standard"><text:s text:c="4"/>int grade;</text:p>
      <text:p text:style-name="Standard">public:</text:p>
      <text:p text:style-name="Standard"><text:s text:c="4"/>void setGrade(int g) {</text:p>
      <text:p text:style-name="Standard"><text:s text:c="8"/>if (g &lt; 0 || g &gt; 100)</text:p>
      <text:p text:style-name="Standard"><text:s text:c="12"/>throw InvalidGradeException();</text:p>
      <text:p text:style-name="Standard"><text:s text:c="8"/>grade = g;</text:p>
      <text:p text:style-name="Standard"><text:soft-page-break/><text:s text:c="4"/>}</text:p>
      <text:p text:style-name="Standard"/>
      <text:p text:style-name="Standard"><text:s text:c="4"/>void checkPass() {</text:p>
      <text:p text:style-name="Standard"><text:s text:c="8"/>if (grade &lt; 40)</text:p>
      <text:p text:style-name="Standard"><text:s text:c="12"/>throw FailingGradeException();</text:p>
      <text:p text:style-name="Standard"><text:s text:c="8"/>cout &lt;&lt; "Student passed with grade: " &lt;&lt; grade &lt;&lt; endl;</text:p>
      <text:p text:style-name="Standard"><text:s text:c="4"/>}</text:p>
      <text:p text:style-name="Standard">};</text:p>
      <text:p text:style-name="Standard"/>
      <text:p text:style-name="Standard">int main() {</text:p>
      <text:p text:style-name="Standard"><text:s text:c="4"/>Student student;</text:p>
      <text:p text:style-name="Standard"/>
      <text:p text:style-name="Standard"><text:s text:c="4"/>try {</text:p>
      <text:p text:style-name="Standard"><text:s text:c="8"/>student.setGrade(105); <text:s/>// Invalid</text:p>
      <text:p text:style-name="Standard"><text:s text:c="4"/>} catch (InvalidGradeException&amp;) {</text:p>
      <text:p text:style-name="Standard"><text:s text:c="8"/>cout &lt;&lt; "Error: Invalid grade entered!" &lt;&lt; endl;</text:p>
      <text:p text:style-name="Standard"><text:s text:c="4"/>}</text:p>
      <text:p text:style-name="Standard"/>
      <text:p text:style-name="Standard"><text:s text:c="4"/>try {</text:p>
      <text:p text:style-name="Standard"><text:s text:c="8"/>student.setGrade(35);</text:p>
      <text:p text:style-name="Standard"><text:s text:c="8"/>student.checkPass(); <text:s/>// Failing</text:p>
      <text:p text:style-name="Standard"><text:soft-page-break/><text:s text:c="4"/>} catch (FailingGradeException&amp;) {</text:p>
      <text:p text:style-name="Standard"><text:s text:c="8"/>cout &lt;&lt; "Error: Student has failed!" &lt;&lt; endl;</text:p>
      <text:p text:style-name="Standard"><text:s text:c="4"/>}</text:p>
      <text:p text:style-name="Standard"/>
      <text:p text:style-name="Standard"><text:s text:c="4"/>try {</text:p>
      <text:p text:style-name="Standard"><text:s text:c="8"/>student.setGrade(85);</text:p>
      <text:p text:style-name="Standard"><text:s text:c="8"/>student.checkPass();</text:p>
      <text:p text:style-name="Standard"><text:s text:c="4"/>} catch (...) {</text:p>
      <text:p text:style-name="Standard"><text:s text:c="8"/>cout &lt;&lt; "Some error occurred." &lt;&lt; endl;</text:p>
      <text:p text:style-name="Standard"><text:s text:c="4"/>}</text:p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">4.Write a C++ program that simulates an ATM transaction system with custom exception handling. </text:span></text:p>
      <text:p text:style-name="Standard"/>
      <text:p text:style-name="Standard">1. Create a base exception class (ATMException) inheriting from std::exception. </text:p>
      <text:p text:style-name="Standard">2. Derive two exception classes: </text:p>
      <text:p text:style-name="Standard">○ InvalidPINException: Thrown when an incorrect PIN is entered more than 3 times. </text:p>
      <text:p text:style-name="Standard">○ InsufficientBalanceException: Thrown when trying to withdraw more than the account balance.</text:p>
      <text:p text:style-name="Standard">3. Implement an ATM class with: </text:p>
      <text:p text:style-name="Standard">○ validatePIN(int enteredPIN): Throws InvalidPINException after 3 incorrect attempts. </text:p>
      <text:p text:style-name="Standard">○ withdraw(double amount): Throws InsufficientBalanceException if amount &gt; balance. </text:p>
      <text:p text:style-name="Standard">4. Handle exceptions in main() and ensure the program continues execution.</text:p>
      <text:p text:style-name="Standard"/>
      <text:p text:style-name="Standard"/>
      <text:p text:style-name="Standard">#include &lt;iostream&gt;</text:p>
      <text:p text:style-name="Standard">#include &lt;exception&gt;</text:p>
      <text:p text:style-name="Standard">using namespace std;</text:p>
      <text:p text:style-name="Standard"/>
      <text:p text:style-name="Standard">class ATMException : public exception {};</text:p>
      <text:p text:style-name="Standard"/>
      <text:p text:style-name="Standard">class InvalidPINException : public ATMException {};</text:p>
      <text:p text:style-name="Standard">class InsufficientBalanceException : public ATMException {};</text:p>
      <text:p text:style-name="Standard"/>
      <text:p text:style-name="Standard"><text:soft-page-break/>class ATM {</text:p>
      <text:p text:style-name="Standard"><text:s text:c="4"/>const int correctPIN = 1234;</text:p>
      <text:p text:style-name="Standard"><text:s text:c="4"/>int attempts;</text:p>
      <text:p text:style-name="Standard"><text:s text:c="4"/>double balance;</text:p>
      <text:p text:style-name="Standard"/>
      <text:p text:style-name="Standard">public:</text:p>
      <text:p text:style-name="Standard"><text:s text:c="4"/>ATM() : attempts(0), balance(1000.0) {}</text:p>
      <text:p text:style-name="Standard"/>
      <text:p text:style-name="Standard"><text:s text:c="4"/>void validatePIN(int enteredPIN) {</text:p>
      <text:p text:style-name="Standard"><text:s text:c="8"/>if (enteredPIN != correctPIN) {</text:p>
      <text:p text:style-name="Standard"><text:s text:c="12"/>attempts++;</text:p>
      <text:p text:style-name="Standard"><text:s text:c="12"/>if (attempts &gt;= 3)</text:p>
      <text:p text:style-name="Standard"><text:s text:c="16"/>throw InvalidPINException();</text:p>
      <text:p text:style-name="Standard"><text:s text:c="12"/>else</text:p>
      <text:p text:style-name="Standard"><text:s text:c="16"/>cout &lt;&lt; "Incorrect PIN. Try again." &lt;&lt; endl;</text:p>
      <text:p text:style-name="Standard"><text:s text:c="8"/>} else {</text:p>
      <text:p text:style-name="Standard"><text:s text:c="12"/>attempts = 0;</text:p>
      <text:p text:style-name="Standard"><text:s text:c="12"/>cout &lt;&lt; "PIN validated." &lt;&lt; endl;</text:p>
      <text:p text:style-name="Standard"><text:s text:c="8"/>}</text:p>
      <text:p text:style-name="Standard"><text:s text:c="4"/>}</text:p>
      <text:p text:style-name="Standard"/>
      <text:p text:style-name="Standard"><text:soft-page-break/><text:s text:c="4"/>void withdraw(double amount) {</text:p>
      <text:p text:style-name="Standard"><text:s text:c="8"/>if (amount &gt; balance)</text:p>
      <text:p text:style-name="Standard"><text:s text:c="12"/>throw InsufficientBalanceException();</text:p>
      <text:p text:style-name="Standard"><text:s text:c="8"/>balance -= amount;</text:p>
      <text:p text:style-name="Standard"><text:s text:c="8"/>cout &lt;&lt; "Withdrawn: $" &lt;&lt; amount &lt;&lt; ". New balance: $" &lt;&lt; balance &lt;&lt; endl;</text:p>
      <text:p text:style-name="Standard"><text:s text:c="4"/>}</text:p>
      <text:p text:style-name="Standard">};</text:p>
      <text:p text:style-name="Standard"/>
      <text:p text:style-name="Standard">int main() {</text:p>
      <text:p text:style-name="Standard"><text:s text:c="4"/>ATM atm;</text:p>
      <text:p text:style-name="Standard"/>
      <text:p text:style-name="Standard"><text:s text:c="4"/>try {</text:p>
      <text:p text:style-name="Standard"><text:s text:c="8"/>atm.validatePIN(1111);</text:p>
      <text:p text:style-name="Standard"><text:s text:c="8"/>atm.validatePIN(2222);</text:p>
      <text:p text:style-name="Standard"><text:s text:c="8"/>atm.validatePIN(3333); <text:s/>// Should throw</text:p>
      <text:p text:style-name="Standard"><text:s text:c="4"/>} catch (InvalidPINException&amp;) {</text:p>
      <text:p text:style-name="Standard"><text:s text:c="8"/>cout &lt;&lt; "Error: Too many incorrect PIN attempts!" &lt;&lt; endl;</text:p>
      <text:p text:style-name="Standard"><text:s text:c="4"/>}</text:p>
      <text:p text:style-name="Standard"/>
      <text:p text:style-name="Standard"><text:s text:c="4"/>try {</text:p>
      <text:p text:style-name="Standard"><text:s text:c="8"/>atm.validatePIN(1234);</text:p>
      <text:p text:style-name="Standard"><text:soft-page-break/><text:s text:c="8"/>atm.withdraw(1200); <text:s/>// Over balance</text:p>
      <text:p text:style-name="Standard"><text:s text:c="4"/>} catch (InsufficientBalanceException&amp;) {</text:p>
      <text:p text:style-name="Standard"><text:s text:c="8"/>cout &lt;&lt; "Error: Insufficient balance!" &lt;&lt; endl;</text:p>
      <text:p text:style-name="Standard"><text:s text:c="4"/>} catch (InvalidPINException&amp;) {</text:p>
      <text:p text:style-name="Standard"><text:s text:c="8"/>cout &lt;&lt; "Error: Invalid PIN!" &lt;&lt; endl;</text:p>
      <text:p text:style-name="Standard"><text:s text:c="4"/>}</text:p>
      <text:p text:style-name="Standard"/>
      <text:p text:style-name="Standard"><text:s text:c="4"/>return 0;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3" meta:paragraph-count="200" meta:word-count="947" meta:character-count="7188" meta:non-whitespace-character-count="5629"/>
    <meta:generator>LibreOfficeDev/6.0.5.2$Linux_X86_64 LibreOffice_project/</meta:generator>
  </office:meta>
</office:document-meta>
</file>